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 <text:s/>CASA FORA DO TEMPO</text:p>
      <text:p text:style-name="Standard"/>
      <text:p text:style-name="Standard">OS 7 AMALDIÇOADOS</text:p>
      <text:p text:style-name="Standard"/>
      <text:p text:style-name="Standard">--- INTRODUÇÃO --- </text:p>
      <text:p text:style-name="Standard"/>
      <text:p text:style-name="Standard">50 ANOS ATRÁS</text:p>
      <text:p text:style-name="Standard"/>
      <text:p text:style-name="Standard">Foi criado um partido de extrema direita, o Partido Integralista Brasileiro, esse partido dominou o cenário político praticamente desde a sua criação. Porém, esse grupo não podia ficar sem uma oposição, assim foi criado o Partido </text:p>
      <text:p text:style-name="Standard">Comunista Brasilero. </text:p>
      <text:p text:style-name="Standard"/>
      <text:p text:style-name="Standard">Durante a época da Segunda Guerra, o Partido Integralista acabou perdendo bastante força, pois os EUA, principal parceiro econômico, estavam em uma luta desenfreada contra o fascimo e seus tentâculos, o que acabava por forçar o Brasil e seu atual presidênte G. Vargas a se unir ao Eixo durante a guerra.</text:p>
      <text:p text:style-name="Standard"/>
      <text:p text:style-name="Standard">Revoltado com a perda do poder, o líder dos Integralistas, Charlinho., toma um passo ainda mais radical em sua missão por poder e toma a decisão de entregar tudo, inclusive a si mesmo, para um poder sombrio e antigo, renascendo o Partido Integralista como Nova Ordem Integralista.</text:p>
      <text:p text:style-name="Standard"/>
      <text:p text:style-name="Standard">Em 1964 Charlinho. da seu primeiro passo para a grande ascensão da Nova Ordem Integralista, ajudando a grande elite a tomar o que eles clamavam ser seu por direito, O Brasil e todo poder que ele poderia lhes conceder. Com o passar dos anos esse grupo vai ganhando cada vez mais poder e influência, sacrificando militares, civis, fazendo experimentos e transformando-os em monstros com objetivo de usa-los a sua vontade.</text:p>
      <text:p text:style-name="Standard"/>
      <text:p text:style-name="Standard">Porém, em 1974, Geisel e depois Figueiredo são encarregados de lentamente acabarem com a ditadura, mas de uma forma que não prejudique a imagem sua e de seu grupinho devido aos incontáveis crimes cometidos.</text:p>
      <text:p text:style-name="Standard"/>
      <text:p text:style-name="Standard">Tendo isso em vista, a Nova Ordem Integralista faz todos os movimentos possíveis para não perder novamente o poder que eles demoraram tanto tempo para reconquistar e instaurar de vez uma poderosa ditadura no Brasil, comandada por seu líder Charlinho.</text:p>
      <text:p text:style-name="Standard"/>
      <text:p text:style-name="Standard">--- REAL INTRODUÇÃO ---</text:p>
      <text:p text:style-name="Standard"/>
      <text:p text:style-name="Standard">O ano é 1980. O Brasil, mergulhado nas trevas de uma ditadura brutal, vive sob o domínio da Nova Ordem Integralista. Este partido de extrema direita, criado sob a sombra do extremismo e do medo, ascendeu ao poder de forma aterradora, transformando o país em um terreno fértil para o horror e a opressão.</text:p>
      <text:p text:style-name="Standard"/>
      <text:p text:style-name="Standard">Nos anos 60, quando a Segunda Guerra Mundial se espalhava por todo o globo, o Partido Integralista Brasileiro estava em seu auge. No entanto, a ascensão dos EUA contra o fascismo enfraqueceu o partido, forçando o então presidente Getúlio Vargas a se alinhar ao Eixo. A perda de influência foi um golpe devastador para Charlinho, o implacável líder dos Integralistas. Em busca desesperada por poder, Charlinho fez um pacto sombrio e ancestral, oferecendo sua própria alma em troca de forças além da compreensão humana. Com isso, o Partido Integralista renasceu das cinzas como a temida Nova Ordem Integralista.</text:p>
      <text:p text:style-name="Standard"/>
      <text:p text:style-name="Standard"><text:soft-page-break/>Em 1964, Charlinho e seus seguidores subverteram a ordem política para recuperar o controle absoluto. A elite, sedenta de poder, conseguiu tomar o Brasil em suas mãos, instaurando um regime brutal. O país tornou-se um laboratório de horrores, onde experimentos monstruosos eram realizados em civis e militares, transformando-os em criaturas aterradoras a serviço da Nova Ordem.</text:p>
      <text:p text:style-name="Standard"/>
      <text:p text:style-name="Standard">Enquanto a década de 70 avançava, os presidentes Geisel e Figueiredo tentaram uma transição lenta para desmantelar a ditadura, mas com um objetivo oculto: preservar sua própria imagem e evitar que os crimes do regime fossem revelados. Em resposta, a Nova Ordem Integralista intensificou suas estratégias para assegurar seu domínio, mantendo o país em um estado de terror e subjugação.</text:p>
      <text:p text:style-name="Standard"/>
      <text:p text:style-name="Standard">Em meio a esse cenário de opressão e medo, o Brasil tornou-se um campo de batalha entre forças obscuras e uma população aterrorizada. A Nova Ordem Integralista, sob a liderança cruel de Charlinho, está determinada a nunca mais perder o poder. Em um país onde a escuridão é a única constante, você e seu grupo de heróis relutantes são os últimos vestígios de resistência. Enfrentem os horrores indescritíveis e descubram os segredos sombrios por trás do regime que assola o Brasil. A sobrevivência depende não apenas de coragem, mas da capacidade de enfrentar o próprio medo.</text:p>
      <text:p text:style-name="Standard">--- PERSONAGENS ---</text:p>
      <text:p text:style-name="Standard"/>
      <text:p text:style-name="Standard">Militares:</text:p>
      <text:p text:style-name="Standard">Geisel</text:p>
      <text:p text:style-name="Standard">Figueiredo</text:p>
      <text:p text:style-name="Standard"/>
      <text:p text:style-name="Standard">Elite:</text:p>
      <text:p text:style-name="Standard">Gustavo F. (Dono da empresa</text:p>
      <text:p text:style-name="Standard">Venê Novaes (Dono das farmácias *****)</text:p>
      <text:p text:style-name="Standard"/>
      <text:p text:style-name="Standard">Rebeldes:</text:p>
      <text:p text:style-name="Standard">Henrique F. Vargas (Filho do ex-presidente G. Vargas/Mão Direita)</text:p>
      <text:p text:style-name="Standard"/>
      <text:p text:style-name="Standard">Integralistas:</text:p>
      <text:p text:style-name="Standard">Charlinho (Líder)</text:p>
      <text:p text:style-name="Standard">Vanessa (Filha do Charlinho/Tomie)</text:p>
      <text:p text:style-name="Standard"/>
      <text:p text:style-name="Standard">Civis:</text:p>
      <text:p text:style-name="Standard">Mulher atacada pelas roupas</text:p>
      <text:p text:style-name="Standard">Dona Nelia (Missao dos 7 Amaldiçoados)</text:p>
      <text:p text:style-name="Standard">Antonella (Missão dos 7 Amaldiçoado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15:36:07.110000000</meta:creation-date>
    <dc:date>2024-09-11T15:37:45.701000000</dc:date>
    <meta:editing-duration>PT1M38S</meta:editing-duration>
    <meta:editing-cycles>1</meta:editing-cycles>
    <meta:document-statistic meta:table-count="0" meta:image-count="0" meta:object-count="0" meta:page-count="2" meta:paragraph-count="33" meta:word-count="713" meta:character-count="4412" meta:non-whitespace-character-count="3728"/>
    <meta:generator>LibreOffice/7.5.4.2$Windows_X86_64 LibreOffice_project/36ccfdc35048b057fd9854c757a8b67ec53977b6</meta:generator>
  </office:meta>
</office:document-meta>
</file>